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0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18.2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33cm" fo:min-width="17.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21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25cm" fo:min-width="17.2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6.9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2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9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6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34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67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5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26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3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7.74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74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7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932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svg:stroke-width="0.05cm" svg:stroke-color="#000000" draw:marker-start-width="0.28cm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draw:stroke="none" svg:stroke-color="#000000" draw:fill="none" draw:fill-color="#ffffff" fo:min-height="3.969cm"/>
      <style:paragraph-properties style:writing-mode="lr-tb"/>
    </style:style>
    <style:style style:name="gr26" style:family="graphic" style:parent-style-name="standard">
      <style:graphic-properties draw:stroke="none" draw:fill="solid" draw:fill-color="#00000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57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9.72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427cm" fo:min-width="17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765cm" fo:min-width="17.54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7.36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9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7.31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6.7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16.97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1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46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7.08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7.1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3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6.92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7.12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6.6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765cm" fo:min-width="17.18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font-name="Bahnschrift SemiBold" fo:font-size="13pt" style:text-underline-style="solid" style:text-underline-width="auto" style:text-underline-color="font-color" style:font-size-asian="13pt" style:font-size-complex="13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1cm" fo:margin-bottom="0.1cm" fo:line-height="115%"/>
    </style:style>
    <style:style style:name="P8" style:family="paragraph">
      <loext:graphic-properties draw:fill="none" draw:fill-color="#ffffff"/>
      <style:paragraph-properties fo:line-height="115%" style:writing-mode="lr-tb"/>
      <style:text-properties style:font-name="Arial" fo:font-size="11pt" style:font-size-asian="11pt" style:font-size-complex="11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Arial" fo:font-size="11.1000003814697pt" style:font-size-asian="11.1000003814697pt" style:font-size-complex="11.1000003814697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style:font-name="Bahnschrift SemiBold" fo:font-size="13pt" fo:font-weight="bold" style:font-size-asian="13pt" style:font-name-complex="Helvetica1" style:font-size-complex="13pt" style:font-weight-complex="bold"/>
    </style:style>
    <style:style style:name="T2" style:family="text">
      <style:text-properties fo:color="#000000" loext:opacity="100%" style:font-name="Helvetica1" fo:font-size="11.1000003814697pt" style:font-size-asian="11.1000003814697pt" style:font-name-complex="Helvetica1" style:font-size-complex="11.1000003814697pt"/>
    </style:style>
    <style:style style:name="T3" style:family="text">
      <style:text-properties fo:color="#000000" loext:opacity="100%" style:font-name="Symbol1" fo:font-size="11.1000003814697pt" style:font-size-asian="11.1000003814697pt" style:font-name-complex="Symbol1" style:font-size-complex="11.1000003814697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000000" loext:opacity="100%" style:font-name="Helvetica1" fo:font-size="11.1000003814697pt" fo:font-weight="bold" style:font-size-asian="11.1000003814697pt" style:font-name-complex="Helvetica1" style:font-size-complex="11.1000003814697pt" style:font-weight-complex="bold"/>
    </style:style>
    <style:style style:name="T6" style:family="text">
      <style:text-properties fo:color="#000000" loext:opacity="100%" style:font-name="Helvetica1" fo:font-size="12pt" style:font-size-asian="12pt" style:font-name-complex="Helvetica1" style:font-size-complex="12pt"/>
    </style:style>
    <style:style style:name="T7" style:family="text">
      <style:text-properties fo:color="#000000" loext:opacity="100%" style:font-name="Arial" fo:font-size="11.1000003814697pt" style:font-size-asian="11.1000003814697pt" style:font-name-complex="Helvetica1" style:font-size-complex="11.1000003814697pt"/>
    </style:style>
    <style:style style:name="T8" style:family="text">
      <style:text-properties fo:color="#000000" loext:opacity="100%" style:font-name="Symbol1" fo:font-size="12pt" style:font-size-asian="12pt" style:font-name-complex="Symbol1" style:font-size-complex="12pt"/>
    </style:style>
    <style:style style:name="T9" style:family="text">
      <style:text-properties fo:color="#000000" loext:opacity="100%" style:font-name="Helvetica1" fo:font-size="12pt" fo:font-weight="bold" style:font-size-asian="12pt" style:font-name-complex="Helvetica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78cm" svg:height="0.458cm" svg:x="7.406cm" svg:y="1.067cm">
          <draw:text-box>
            <text:p text:style-name="P1"><text:span text:style-name="T1">CYTUNDEB LLOGI BEICS OGWEN</text:span></text:p>
          </draw:text-box>
        </draw:frame>
        <draw:frame draw:style-name="gr2" draw:text-style-name="P4" draw:layer="layout" svg:width="0.388cm" svg:height="0.442cm" svg:x="1.503cm" svg:y="1.45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1.88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.925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8.217cm" svg:height="0.575cm" svg:x="2.773cm" svg:y="1.925cm">
          <draw:text-box>
            <text:p text:style-name="P3"><text:span text:style-name="T2">Dwi/Rydym wedi darllen a derbyn y Telerau ac Amodau llawn Beics Ogwen.</text:span></text:p>
          </draw:text-box>
        </draw:frame>
        <draw:frame draw:style-name="gr2" draw:text-style-name="P4" draw:layer="layout" svg:width="0.388cm" svg:height="0.442cm" svg:x="1.503cm" svg:y="2.374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2.805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17.24cm" svg:height="1.133cm" svg:x="2.75cm" svg:y="2.867cm">
          <draw:text-box>
            <text:p text:style-name="P3"><text:span text:style-name="T2">Dwi/Rydym wedi archwilio'r beic(iau) cyn arwyddo'r cytundeb hwn ac wedi sicrhau eu bod mewn </text:span></text:p>
            <text:p text:style-name="P3"><text:span text:style-name="T2">cyflwr boddhaol a diogel ac yn addas i'r ffwythiant.</text:span></text:p>
          </draw:text-box>
        </draw:frame>
        <draw:frame draw:style-name="gr2" draw:text-style-name="P4" draw:layer="layout" svg:width="0.388cm" svg:height="0.442cm" svg:x="1.503cm" svg:y="3.73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4.16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4.207cm">
          <draw:text-box>
            <text:p text:style-name="P3"><text:span text:style-name="T2"><text:s/></text:span></text:p>
          </draw:text-box>
        </draw:frame>
        <draw:frame draw:style-name="gr6" draw:text-style-name="P4" draw:layer="layout" svg:width="16.216cm" svg:height="0.442cm" svg:x="2.773cm" svg:y="4.207cm">
          <draw:text-box>
            <text:p text:style-name="P3"><text:span text:style-name="T2">Dim ond ar briffyrdd/ffyrdd/cilffyrdd a llwybrau beicio y byddaf/byddwn yn defnyddio'r beiciau.</text:span></text:p>
          </draw:text-box>
        </draw:frame>
        <draw:frame draw:style-name="gr2" draw:text-style-name="P4" draw:layer="layout" svg:width="0.388cm" svg:height="0.442cm" svg:x="1.503cm" svg:y="4.65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5.08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5.125cm">
          <draw:text-box>
            <text:p text:style-name="P3"><text:span text:style-name="T2"><text:s/></text:span></text:p>
          </draw:text-box>
        </draw:frame>
        <draw:frame draw:style-name="gr7" draw:text-style-name="P5" draw:layer="layout" svg:width="17.217cm" svg:height="1.125cm" svg:x="2.773cm" svg:y="5.125cm">
          <draw:text-box>
            <text:p text:style-name="P3"><text:span text:style-name="T2">Dwi/Rydym yn indemnio Beics Ogwen a’i berchnogion yn llwyr rhag anaf i mi fy hun, fy mhlaid </text:span></text:p>
            <text:p text:style-name="P3"><text:span text:style-name="T2">neu unrhyw drydydd parti.</text:span></text:p>
          </draw:text-box>
        </draw:frame>
        <draw:frame draw:style-name="gr2" draw:text-style-name="P4" draw:layer="layout" svg:width="0.388cm" svg:height="0.442cm" svg:x="1.503cm" svg:y="6.01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6.454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6.493cm">
          <draw:text-box>
            <text:p text:style-name="P3"><text:span text:style-name="T2"><text:s/></text:span></text:p>
          </draw:text-box>
        </draw:frame>
        <draw:frame draw:style-name="gr8" draw:text-style-name="P4" draw:layer="layout" svg:width="16.918cm" svg:height="1.324cm" svg:x="2.75cm" svg:y="6.426cm">
          <draw:text-box>
            <text:p text:style-name="P3"><text:span text:style-name="T2">Byddaf/Byddwn yn dychwelyd y beiciau heb fod mewn unrhyw gyflwr sylweddol waeth nag ar </text:span></text:p>
            <text:p text:style-name="P3"><text:span text:style-name="T2">ddechrau’r cyfnod llogi, mae Beics Ogwen yn cadw’r hawl i godi tâl am unrhyw atgyweiriadau ac </text:span></text:p>
            <text:p text:style-name="P3"><text:span text:style-name="T2">amnewidiadau sydd eu hangen.</text:span></text:p>
          </draw:text-box>
        </draw:frame>
        <draw:frame draw:style-name="gr2" draw:text-style-name="P4" draw:layer="layout" svg:width="0.388cm" svg:height="0.442cm" svg:x="1.503cm" svg:y="7.386cm">
          <draw:text-box>
            <text:p text:style-name="P3"><text:span text:style-name="T2"><text:s text:c="2"/></text:span></text:p>
          </draw:text-box>
        </draw:frame>
        <draw:frame draw:style-name="gr3" draw:text-style-name="P5" draw:layer="layout" svg:width="0.388cm" svg:height="0.48cm" svg:x="1.503cm" svg:y="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7.856cm">
          <draw:text-box>
            <text:p text:style-name="P3"><text:span text:style-name="T2"><text:s/></text:span></text:p>
          </draw:text-box>
        </draw:frame>
        <draw:frame draw:style-name="gr9" draw:text-style-name="P4" draw:layer="layout" svg:width="15.267cm" svg:height="0.883cm" svg:x="2.75cm" svg:y="8.058cm">
          <draw:text-box>
            <text:p text:style-name="P3"><text:span text:style-name="T2">Dwi/Rydym yn derbyn y bydd helmedau beiciau wedi'u darparu yn cael eu gwisgo tra'n </text:span></text:p>
            <text:p text:style-name="P3"><text:span text:style-name="T2">defnyddio'r beiciau.</text:span></text:p>
          </draw:text-box>
        </draw:frame>
        <draw:frame draw:style-name="gr2" draw:text-style-name="P4" draw:layer="layout" svg:width="0.388cm" svg:height="0.442cm" svg:x="1.503cm" svg:y="8.30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cm" svg:y="9.269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8.775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15.953cm" svg:height="0.442cm" svg:x="2.77cm" svg:y="9.308cm">
          <draw:text-box>
            <text:p text:style-name="P3"><text:span text:style-name="T2">Dwi/Rydym yn cydnabod y gall beicio fod yn beryglus ac yn cydnabod y risgiau cysylltiedig.</text:span></text:p>
          </draw:text-box>
        </draw:frame>
        <draw:frame draw:style-name="gr2" draw:text-style-name="P4" draw:layer="layout" svg:width="0.388cm" svg:height="0.442cm" svg:x="1.503cm" svg:y="9.22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9.668cm">
          <draw:text-box>
            <text:p text:style-name="P3"><text:span text:style-name="T2"><text:s/></text:span></text:p>
          </draw:text-box>
        </draw:frame>
        <draw:frame draw:style-name="gr11" draw:text-style-name="P4" draw:layer="layout" svg:width="16.906cm" svg:height="0.442cm" svg:x="1.503cm" svg:y="10.117cm">
          <draw:text-box>
            <text:p text:style-name="P3"><text:span text:style-name="T2">(PRINT) <text:s text:c="2"/>ENW LLOGWR : ………………………….................................................................... </text:span></text:p>
          </draw:text-box>
        </draw:frame>
        <draw:frame draw:style-name="gr2" draw:text-style-name="P4" draw:layer="layout" svg:width="0.388cm" svg:height="0.442cm" svg:x="1.503cm" svg:y="10.561cm">
          <draw:text-box>
            <text:p text:style-name="P3"><text:span text:style-name="T2"><text:s/></text:span></text:p>
          </draw:text-box>
        </draw:frame>
        <draw:frame draw:style-name="gr12" draw:text-style-name="P4" draw:layer="layout" svg:width="18.696cm" svg:height="0.442cm" svg:x="1.503cm" svg:y="11.006cm">
          <draw:text-box>
            <text:p text:style-name="P3"><text:span text:style-name="T2">CYFEIRIAD : ………………………............................................................................................................... </text:span></text:p>
          </draw:text-box>
        </draw:frame>
        <draw:frame draw:style-name="gr2" draw:text-style-name="P4" draw:layer="layout" svg:width="0.388cm" svg:height="0.442cm" svg:x="1.503cm" svg:y="11.454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5.349cm" svg:height="0.442cm" svg:x="1.503cm" svg:y="11.899cm">
          <draw:text-box>
            <text:p text:style-name="P3"><text:span text:style-name="T2">CÔD POST: ………………… </text:span></text:p>
          </draw:text-box>
        </draw:frame>
        <draw:frame draw:style-name="gr14" draw:text-style-name="P4" draw:layer="layout" svg:width="5.679cm" svg:height="0.442cm" svg:x="7.853cm" svg:y="11.899cm">
          <draw:text-box>
            <text:p text:style-name="P3"><text:span text:style-name="T2">FFÔN:-…………………….. </text:span></text:p>
          </draw:text-box>
        </draw:frame>
        <draw:frame draw:style-name="gr15" draw:text-style-name="P4" draw:layer="layout" svg:width="5.514cm" svg:height="0.442cm" svg:x="14.203cm" svg:y="11.899cm">
          <draw:text-box>
            <text:p text:style-name="P3"><text:span text:style-name="T2">SYMYDOL: ……………………. </text:span></text:p>
          </draw:text-box>
        </draw:frame>
        <draw:frame draw:style-name="gr2" draw:text-style-name="P4" draw:layer="layout" svg:width="0.388cm" svg:height="0.442cm" svg:x="1.503cm" svg:y="12.34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2.773cm" svg:y="12.348cm">
          <draw:text-box>
            <text:p text:style-name="P3"><text:span text:style-name="T2"><text:s/></text:span></text:p>
          </draw:text-box>
        </draw:frame>
        <draw:frame draw:style-name="gr16" draw:text-style-name="P4" draw:layer="layout" svg:width="7.774cm" svg:height="0.442cm" svg:x="1.503cm" svg:y="12.792cm">
          <draw:text-box>
            <text:p text:style-name="P3"><text:span text:style-name="T2">Disgrifiadau o beic(iau) ac unrhyw ddiffygion</text:span></text:p>
          </draw:text-box>
        </draw:frame>
        <draw:frame draw:style-name="gr2" draw:text-style-name="P4" draw:layer="layout" svg:width="0.388cm" svg:height="0.442cm" svg:x="1.503cm" svg:y="13.23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3.685cm">
          <draw:text-box>
            <text:p text:style-name="P3"><text:span text:style-name="T2"><text:s/></text:span></text:p>
          </draw:text-box>
        </draw:frame>
        <draw:frame draw:style-name="gr17" draw:text-style-name="P4" draw:layer="layout" svg:width="17.261cm" svg:height="0.442cm" svg:x="1.503cm" svg:y="14.13cm">
          <draw:text-box>
            <text:p text:style-name="P3"><text:span text:style-name="T2">1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4.57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5.023cm">
          <draw:text-box>
            <text:p text:style-name="P3"><text:span text:style-name="T2"><text:s/></text:span></text:p>
          </draw:text-box>
        </draw:frame>
        <draw:frame draw:style-name="gr17" draw:text-style-name="P4" draw:layer="layout" svg:width="17.261cm" svg:height="0.442cm" svg:x="1.503cm" svg:y="15.472cm">
          <draw:text-box>
            <text:p text:style-name="P3"><text:span text:style-name="T2">2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5.916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6.361cm">
          <draw:text-box>
            <text:p text:style-name="P3"><text:span text:style-name="T2"><text:s/></text:span></text:p>
          </draw:text-box>
        </draw:frame>
        <draw:frame draw:style-name="gr17" draw:text-style-name="P4" draw:layer="layout" svg:width="17.261cm" svg:height="0.442cm" svg:x="1.503cm" svg:y="16.809cm">
          <draw:text-box>
            <text:p text:style-name="P3"><text:span text:style-name="T2">3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7.25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7.703cm">
          <draw:text-box>
            <text:p text:style-name="P3"><text:span text:style-name="T2"><text:s/></text:span></text:p>
          </draw:text-box>
        </draw:frame>
        <draw:frame draw:style-name="gr17" draw:text-style-name="P4" draw:layer="layout" svg:width="17.261cm" svg:height="0.442cm" svg:x="1.503cm" svg:y="18.147cm">
          <draw:text-box>
            <text:p text:style-name="P3"><text:span text:style-name="T2">4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8.592cm">
          <draw:text-box>
            <text:p text:style-name="P3"><text:span text:style-name="T2"><text:s/></text:span></text:p>
          </draw:text-box>
        </draw:frame>
        <draw:frame draw:style-name="gr18" draw:text-style-name="P4" draw:layer="layout" svg:width="18.32cm" svg:height="0.442cm" svg:x="1.503cm" svg:y="19.04cm">
          <draw:text-box>
            <text:p text:style-name="P3"><text:span text:style-name="T2">Dyddiad / amser cychwyn: ………………………….... <text:s/>Dyddiad / amser gorffen: ……………………………. </text:span></text:p>
          </draw:text-box>
        </draw:frame>
        <draw:frame draw:style-name="gr2" draw:text-style-name="P4" draw:layer="layout" svg:width="0.388cm" svg:height="0.442cm" svg:x="1.503cm" svg:y="19.485cm">
          <draw:text-box>
            <text:p text:style-name="P3"><text:span text:style-name="T2"><text:s/></text:span></text:p>
          </draw:text-box>
        </draw:frame>
        <draw:frame draw:style-name="gr19" draw:text-style-name="P5" draw:layer="layout" svg:width="7.747cm" svg:height="0.883cm" svg:x="1.503cm" svg:y="19.934cm">
          <draw:text-box>
            <text:p text:style-name="P3"><text:span text:style-name="T2">Cyfanswm Tâl Llogi £______________ </text:span></text:p>
          </draw:text-box>
        </draw:frame>
        <draw:frame draw:style-name="gr2" draw:text-style-name="P4" draw:layer="layout" svg:width="0.388cm" svg:height="0.442cm" svg:x="1.503cm" svg:y="20.378cm">
          <draw:text-box>
            <text:p text:style-name="P3"><text:span text:style-name="T2"><text:s/></text:span></text:p>
          </draw:text-box>
        </draw:frame>
        <draw:frame draw:style-name="gr20" draw:text-style-name="P5" draw:layer="layout" svg:width="14.747cm" svg:height="0.883cm" svg:x="1.503cm" svg:y="20.823cm">
          <draw:text-box>
            <text:p text:style-name="P3"><text:span text:style-name="T2">Darllenwch yr ymwadiad hwn ac os ydych yn cytuno llofnodwch isod.</text:span></text:p>
          </draw:text-box>
        </draw:frame>
        <draw:frame draw:style-name="gr2" draw:text-style-name="P4" draw:layer="layout" svg:width="0.388cm" svg:height="0.442cm" svg:x="1.503cm" svg:y="21.271cm">
          <draw:text-box>
            <text:p text:style-name="P3"><text:span text:style-name="T2"><text:s/></text:span></text:p>
          </draw:text-box>
        </draw:frame>
        <draw:frame draw:style-name="gr21" draw:text-style-name="P5" draw:layer="layout" svg:width="0.375cm" svg:height="0.442cm" svg:x="1.503cm" svg:y="25.28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25.733cm">
          <draw:text-box>
            <text:p text:style-name="P3"><text:span text:style-name="T2"><text:s/></text:span></text:p>
          </draw:text-box>
        </draw:frame>
        <draw:frame draw:style-name="gr22" draw:text-style-name="P5" draw:layer="layout" svg:width="10cm" svg:height="0.442cm" svg:x="1.5cm" svg:y="27.35cm">
          <draw:text-box>
            <text:p text:style-name="P3"><text:span text:style-name="T2">Eich Llofnod: …………………………...…….....………... </text:span></text:p>
          </draw:text-box>
        </draw:frame>
        <draw:frame draw:style-name="gr23" draw:text-style-name="P4" draw:layer="layout" svg:width="6.932cm" svg:height="0.442cm" svg:x="11.73cm" svg:y="27.35cm">
          <draw:text-box>
            <text:p text:style-name="P3"><text:span text:style-name="T2">Dyddiad:………………………… </text:span></text:p>
          </draw:text-box>
        </draw:frame>
        <draw:line draw:style-name="gr24" draw:text-style-name="P6" draw:layer="layout" svg:x1="6.245cm" svg:y1="1.5cm" svg:x2="15.245cm" svg:y2="1.5cm">
          <text:p/>
        </draw:line>
        <draw:frame draw:style-name="gr25" draw:text-style-name="P8" draw:layer="layout" svg:width="18.49cm" svg:height="3.969cm" svg:x="1.5cm" svg:y="21.75cm">
          <draw:text-box>
            <text:p text:style-name="P7"><text:span text:style-name="T4">Rwy’n cytuno â’r telerau ac amodau a osodir gan “Hatfield Chapels Guest Cycle Hire” ar ei weithgareddau llogi beiciau. Rwy'n feiciwr cymwys o'r math hwn o Feic. Rwy'n llwyr ryddhau Llogi Beiciau Gwadd Capeli Hatfield o unrhyw atebolrwydd sy'n codi er fy mod yn gyfrifol am eu beic. Rwy'n eu hindemnio am unrhyw golled neu ddifrod a achosir. Rwy’n deall bod reidio beic yn beryglus ac rwy’n derbyn yn rhydd yr atebolrwydd a’r holl gostau sy’n deillio o anaf i mi fy hun ac i drydydd partïon. Rwy'n deall y dylai fod gennyf yswiriant personol. Byddaf yn profi'r beic ac yn reidio dim ond pan fyddaf yn hapus ei fod mewn cyflwr boddhaol. Deallaf y bydd cydrannau fel breciau, teiars a cheblau rheoli yn dirywio wrth reidio ac yn derbyn y perygl cynhenid hwn.</text:span></text:p>
          </draw:text-box>
        </draw:frame>
      </draw:page>
      <draw:page draw:name="page2" draw:style-name="dp1" draw:master-page-name="master-page3">
        <draw:frame draw:style-name="gr2" draw:text-style-name="P4" draw:layer="layout" svg:width="0.388cm" svg:height="0.442cm" svg:x="1.503cm" svg:y="1.002cm">
          <draw:text-box>
            <text:p text:style-name="P3"><text:span text:style-name="T5"><text:s/></text:span></text:p>
          </draw:text-box>
        </draw:frame>
        <draw:polygon draw:style-name="gr26" draw:text-style-name="P9" draw:layer="layout" svg:width="10.656cm" svg:height="0.043cm" svg:x="5.417cm" svg:y="1.845cm" svg:viewBox="0 0 10657 44" draw:points="0,44 10657,44 10657,0 0,0">
          <text:p/>
        </draw:polygon>
        <draw:frame draw:style-name="gr27" draw:text-style-name="P5" draw:layer="layout" svg:width="7.577cm" svg:height="0.442cm" svg:x="6.957cm" svg:y="1.451cm">
          <draw:text-box>
            <text:p text:style-name="P3"><text:span text:style-name="T5">Telerau ac Amodau Llogi ‘Beics Ogwen’</text:span></text:p>
          </draw:text-box>
        </draw:frame>
        <draw:frame draw:style-name="gr3" draw:text-style-name="P4" draw:layer="layout" svg:width="0.388cm" svg:height="0.48cm" svg:x="1.503cm" svg:y="2.09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.137cm">
          <draw:text-box>
            <text:p text:style-name="P3"><text:span text:style-name="T2"><text:s/></text:span></text:p>
          </draw:text-box>
        </draw:frame>
        <draw:frame draw:style-name="gr28" draw:text-style-name="P10" draw:layer="layout" svg:width="9.727cm" svg:height="0.883cm" svg:x="2.773cm" svg:y="2.137cm">
          <draw:text-box>
            <text:p text:style-name="P3"><text:span text:style-name="T6">Mae llogi beiciau yn amodol ar argaeledd.</text:span></text:p>
          </draw:text-box>
        </draw:frame>
        <draw:frame draw:style-name="gr3" draw:text-style-name="P4" draw:layer="layout" svg:width="0.388cm" svg:height="0.48cm" svg:x="1.503cm" svg:y="2.784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.823cm">
          <draw:text-box>
            <text:p text:style-name="P3"><text:span text:style-name="T2"><text:s/></text:span></text:p>
          </draw:text-box>
        </draw:frame>
        <draw:frame draw:style-name="gr29" draw:text-style-name="P11" draw:layer="layout" svg:width="17.727cm" svg:height="2.427cm" svg:x="2.773cm" svg:y="2.823cm">
          <draw:text-box>
            <text:p text:style-name="P3"><text:span text:style-name="T7">Mae pob beic yn cael ei reidio ar eich menter eich hun. Mae derbyn y cytundeb llogi yn derbyn </text:span></text:p>
            <text:p text:style-name="P3"><text:span text:style-name="T7">atebolrwydd llawn am unrhyw ddamwain neu anaf i'r llogwr neu unrhyw drydydd parti. Mae’r llogwr</text:span></text:p>
            <text:p text:style-name="P3"><text:span text:style-name="T7">bob amser yn atebol yn bersonol am unrhyw ddamwain y gall ei achosi neu ei niweidio i bobl neu </text:span></text:p>
            <text:p text:style-name="P3"><text:span text:style-name="T7">eiddo. Nid yw yswiriant personol wedi'i gynnwys. Rydym yn argymell eich bod yn cymryd yswiriant </text:span></text:p>
            <text:p text:style-name="P3"><text:span text:style-name="T7">personol cyn y cyfnod llogi.</text:span></text:p>
          </draw:text-box>
        </draw:frame>
        <draw:frame draw:style-name="gr3" draw:text-style-name="P4" draw:layer="layout" svg:width="0.388cm" svg:height="0.48cm" svg:x="1.5cm" svg:y="5.303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4.842cm">
          <draw:text-box>
            <text:p text:style-name="P3"><text:span text:style-name="T2"><text:s/></text:span></text:p>
          </draw:text-box>
        </draw:frame>
        <draw:frame draw:style-name="gr30" draw:text-style-name="P4" draw:layer="layout" svg:width="17.541cm" svg:height="1.765cm" svg:x="2.747cm" svg:y="5.25cm">
          <draw:text-box>
            <text:p text:style-name="P3"><text:span text:style-name="T2">Rhaid i'r llogwr archwilio'r beic cyn ei dderbyn am unrhyw ddifrod neu ddiffygion. Mae derbyn y </text:span></text:p>
            <text:p text:style-name="P3"><text:span text:style-name="T2">beic yn golygu derbyn ei fod mewn cyflwr da i fod yn addas ar gyfer y ffordd fawr. Dylid rhoi gwybod </text:span></text:p>
            <text:p text:style-name="P3"><text:span text:style-name="T2">am unrhyw farciau, difrod neu ddiffygion ar y ffurflen cytundeb llogi cyn llofnodi. Mae'r llogwr yn </text:span></text:p>
            <text:p text:style-name="P3"><text:span text:style-name="T2">gyfrifol am ddychwelyd y beic(iau) mewn cyflwr dim gwaeth nag ar ddechrau'r cyfnod llogi.</text:span></text:p>
          </draw:text-box>
        </draw:frame>
        <draw:frame draw:style-name="gr3" draw:text-style-name="P4" draw:layer="layout" svg:width="0.388cm" svg:height="0.48cm" svg:x="1.503cm" svg:y="7.5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7.539cm">
          <draw:text-box>
            <text:p text:style-name="P3"><text:span text:style-name="T2"><text:s/></text:span></text:p>
          </draw:text-box>
        </draw:frame>
        <draw:frame draw:style-name="gr31" draw:text-style-name="P4" draw:layer="layout" svg:width="7.8cm" svg:height="0.442cm" svg:x="2.773cm" svg:y="7.539cm">
          <draw:text-box>
            <text:p text:style-name="P3"><text:span text:style-name="T2">Rhaid talu'r ffi llogi llawn wrth archebu.</text:span></text:p>
          </draw:text-box>
        </draw:frame>
        <draw:frame draw:style-name="gr3" draw:text-style-name="P4" draw:layer="layout" svg:width="0.388cm" svg:height="0.48cm" svg:x="1.503cm" svg:y="8.18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8.225cm">
          <draw:text-box>
            <text:p text:style-name="P3"><text:span text:style-name="T2"><text:s/></text:span></text:p>
          </draw:text-box>
        </draw:frame>
        <draw:frame draw:style-name="gr32" draw:text-style-name="P4" draw:layer="layout" svg:width="17.367cm" svg:height="1.324cm" svg:x="2.773cm" svg:y="8.225cm">
          <draw:text-box>
            <text:p text:style-name="P3"><text:span text:style-name="T2">Mae beiciau ac offer sy’n cael eu llogi ar gytundeb rhentu yn parhau i fod yn eiddo i Beics Ogwen</text:span><text:span text:style-name="T2"><text:line-break/></text:span><text:span text:style-name="T2">ac os na chaiff yr offer ei ddychwelyd, neu ei ddifrodi y tu hwnt i’w atgyweirio, rydym yn cadw’r hawl</text:span></text:p>
            <text:p text:style-name="P3"><text:span text:style-name="T2">i godi tâl ar y llogwyr am gost lawn yr offer ac unrhyw golled o fewn cyfnod o 1 wythnos.</text:span></text:p>
          </draw:text-box>
        </draw:frame>
        <draw:frame draw:style-name="gr3" draw:text-style-name="P4" draw:layer="layout" svg:width="0.388cm" svg:height="0.48cm" svg:x="1.503cm" svg:y="9.761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9.8cm">
          <draw:text-box>
            <text:p text:style-name="P3"><text:span text:style-name="T2"><text:s/></text:span></text:p>
          </draw:text-box>
        </draw:frame>
        <draw:frame draw:style-name="gr33" draw:text-style-name="P4" draw:layer="layout" svg:width="16.694cm" svg:height="0.442cm" svg:x="2.75cm" svg:y="9.991cm">
          <draw:text-box>
            <text:p text:style-name="P3"><text:span text:style-name="T2">Mae'r ffi llogi yn cynnwys helmed a chlo. Codir tâl teg am unrhyw golled neu ddifrod i ategolion.</text:span></text:p>
          </draw:text-box>
        </draw:frame>
        <draw:frame draw:style-name="gr3" draw:text-style-name="P4" draw:layer="layout" svg:width="0.388cm" svg:height="0.48cm" svg:x="1.503cm" svg:y="10.891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0.93cm">
          <draw:text-box>
            <text:p text:style-name="P3"><text:span text:style-name="T2"><text:s/></text:span></text:p>
          </draw:text-box>
        </draw:frame>
        <draw:frame draw:style-name="gr34" draw:text-style-name="P4" draw:layer="layout" svg:width="17.426cm" svg:height="0.883cm" svg:x="2.773cm" svg:y="10.93cm">
          <draw:text-box>
            <text:p text:style-name="P3"><text:span text:style-name="T2">Beiciwch yn synhwyrol, gan barchu eraill a'r cynefin naturiol. Mae disgwyl i feicwyr ddilyn Rheolau’r </text:span></text:p>
            <text:p text:style-name="P3"><text:span text:style-name="T2">Ffordd Fawr yn arbennig y “Rheolau Ychwanegol ar gyfer Beicwyr” (Rheolau 187 211)</text:span></text:p>
          </draw:text-box>
        </draw:frame>
        <draw:frame draw:style-name="gr3" draw:text-style-name="P4" draw:layer="layout" svg:width="0.388cm" svg:height="0.48cm" svg:x="1.503cm" svg:y="12.022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2.061cm">
          <draw:text-box>
            <text:p text:style-name="P3"><text:span text:style-name="T2"><text:s/></text:span></text:p>
          </draw:text-box>
        </draw:frame>
        <draw:frame draw:style-name="gr35" draw:text-style-name="P4" draw:layer="layout" svg:width="16.774cm" svg:height="0.883cm" svg:x="2.773cm" svg:y="12.061cm">
          <draw:text-box>
            <text:p text:style-name="P3"><text:span text:style-name="T2">Bydd unrhyw un sy'n beicio mewn modd anghwrtais neu anniogel yn cael yr offer yn cael ei </text:span></text:p>
            <text:p text:style-name="P3"><text:span text:style-name="T2">adfeddiannu heb unrhyw ad-daliad ymhlyg am gostau llogi.</text:span></text:p>
          </draw:text-box>
        </draw:frame>
        <draw:frame draw:style-name="gr3" draw:text-style-name="P4" draw:layer="layout" svg:width="0.388cm" svg:height="0.48cm" svg:x="1.503cm" svg:y="13.152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3.191cm">
          <draw:text-box>
            <text:p text:style-name="P3"><text:span text:style-name="T2"><text:s/></text:span></text:p>
          </draw:text-box>
        </draw:frame>
        <draw:frame draw:style-name="gr36" draw:text-style-name="P5" draw:layer="layout" svg:width="16.977cm" svg:height="0.483cm" svg:x="2.773cm" svg:y="13.191cm">
          <draw:text-box>
            <text:p text:style-name="P3"><text:span text:style-name="T2">Rhaid dychwelyd pob beic i storfa feiciau Cefnfaes erbyn yr amser a gytunwyd.</text:span></text:p>
          </draw:text-box>
        </draw:frame>
        <draw:frame draw:style-name="gr37" draw:text-style-name="P4" draw:layer="layout" svg:width="17.109cm" svg:height="0.442cm" svg:x="2.773cm" svg:y="13.64cm">
          <draw:text-box>
            <text:p text:style-name="P3"><text:span text:style-name="T2">Mae'r llogwr yn gyfrifol am ddychwelyd y beic yn ddiogel i Gefnfaes ar ddiwedd y cyfnod rhentu.</text:span></text:p>
          </draw:text-box>
        </draw:frame>
        <draw:frame draw:style-name="gr38" draw:text-style-name="P4" draw:layer="layout" svg:width="13.468cm" svg:height="0.442cm" svg:x="2.773cm" svg:y="14.084cm">
          <draw:text-box>
            <text:p text:style-name="P3"><text:span text:style-name="T2">Gall methu â dychwelyd y beic arwain at gostau llogi ychwanegol.</text:span></text:p>
          </draw:text-box>
        </draw:frame>
        <draw:frame draw:style-name="gr3" draw:text-style-name="P4" draw:layer="layout" svg:width="0.388cm" svg:height="0.48cm" svg:x="1.5cm" svg:y="14.924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5.214cm">
          <draw:text-box>
            <text:p text:style-name="P3"><text:span text:style-name="T2"><text:s/></text:span></text:p>
          </draw:text-box>
        </draw:frame>
        <draw:frame draw:style-name="gr39" draw:text-style-name="P4" draw:layer="layout" svg:width="17.088cm" svg:height="1.324cm" svg:x="2.77cm" svg:y="14.963cm">
          <draw:text-box>
            <text:p text:style-name="P3"><text:span text:style-name="T2">Rhaid gwisgo helmedau bob amser a rhaid cloi beiciau pan nad oes neb yn gofalu amdanynt. </text:span></text:p>
            <text:p text:style-name="P3"><text:span text:style-name="T2">Rhaid i blant dan 16 oed fod yng nghwmni unigolyn dros 16 oed. Darperir helmedau beicio am </text:span></text:p>
            <text:p text:style-name="P3"><text:span text:style-name="T2">ddim ac mae'n rhaid i bob beiciwr eu defnyddio.</text:span></text:p>
          </draw:text-box>
        </draw:frame>
        <draw:frame draw:style-name="gr3" draw:text-style-name="P4" draw:layer="layout" svg:width="0.388cm" svg:height="0.48cm" svg:x="1.503cm" svg:y="16.75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6.789cm">
          <draw:text-box>
            <text:p text:style-name="P3"><text:span text:style-name="T2"><text:s/></text:span></text:p>
          </draw:text-box>
        </draw:frame>
        <draw:frame draw:style-name="gr40" draw:text-style-name="P4" draw:layer="layout" svg:width="17.16cm" svg:height="1.324cm" svg:x="2.773cm" svg:y="16.789cm">
          <draw:text-box>
            <text:p text:style-name="P3"><text:span text:style-name="T2">Dylid cloi beiciau i osodyn parhaol pryd bynnag y cânt eu gadael heb neb i ofalu amdanynt. Dylai’r</text:span></text:p>
            <text:p text:style-name="P3"><text:span text:style-name="T2">dull o ddiogelu gynnwys yr olwyn flaen a’r ffrâm. Cyfrifoldeb y sawl sy’n llogi’r beic fydd dwyn beic </text:span></text:p>
            <text:p text:style-name="P3"><text:span text:style-name="T2">heb ei gloi a bydd yn rhaid talu amdano i dalu am amnewid y beic a’i ategolion.</text:span></text:p>
          </draw:text-box>
        </draw:frame>
        <draw:frame draw:style-name="gr3" draw:text-style-name="P4" draw:layer="layout" svg:width="0.388cm" svg:height="0.48cm" svg:x="1.503cm" svg:y="18.774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8.813cm">
          <draw:text-box>
            <text:p text:style-name="P3"><text:span text:style-name="T2"><text:s/></text:span></text:p>
          </draw:text-box>
        </draw:frame>
        <draw:frame draw:style-name="gr41" draw:text-style-name="P4" draw:layer="layout" svg:width="16.334cm" svg:height="0.442cm" svg:x="2.773cm" svg:y="18.813cm">
          <draw:text-box>
            <text:p text:style-name="P3"><text:span text:style-name="T2">Mae Beics Ogwen yn cadw'r hawl i beidio â llogi offer i unigolyn am ba bynnag reswm.</text:span></text:p>
          </draw:text-box>
        </draw:frame>
        <draw:frame draw:style-name="gr3" draw:text-style-name="P4" draw:layer="layout" svg:width="0.388cm" svg:height="0.48cm" svg:x="1.503cm" svg:y="19.4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9.499cm">
          <draw:text-box>
            <text:p text:style-name="P3"><text:span text:style-name="T2"><text:s/></text:span></text:p>
          </draw:text-box>
        </draw:frame>
        <draw:frame draw:style-name="gr42" draw:text-style-name="P4" draw:layer="layout" svg:width="14.505cm" svg:height="0.442cm" svg:x="2.773cm" svg:y="19.499cm">
          <draw:text-box>
            <text:p text:style-name="P3"><text:span text:style-name="T2">Rydym yn cadw'r hawl i godi tâl am atgyweiriadau ac amnewidiadau os oes angen.</text:span></text:p>
          </draw:text-box>
        </draw:frame>
        <draw:frame draw:style-name="gr3" draw:text-style-name="P4" draw:layer="layout" svg:width="0.388cm" svg:height="0.48cm" svg:x="1.503cm" svg:y="20.141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0.18cm">
          <draw:text-box>
            <text:p text:style-name="P3"><text:span text:style-name="T2"><text:s/></text:span></text:p>
          </draw:text-box>
        </draw:frame>
        <draw:frame draw:style-name="gr43" draw:text-style-name="P4" draw:layer="layout" svg:width="16.927cm" svg:height="0.883cm" svg:x="2.773cm" svg:y="20.18cm">
          <draw:text-box>
            <text:p text:style-name="P3"><text:span text:style-name="T2">Ni fydd y llogwr yn ymgymryd ag unrhyw symudiad sydd y tu hwnt i'w lefel sgil neu y tu allan i </text:span></text:p>
            <text:p text:style-name="P3"><text:span text:style-name="T2">allu'r beic.</text:span></text:p>
          </draw:text-box>
        </draw:frame>
        <draw:frame draw:style-name="gr3" draw:text-style-name="P4" draw:layer="layout" svg:width="0.388cm" svg:height="0.48cm" svg:x="1.503cm" svg:y="21.271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1.31cm">
          <draw:text-box>
            <text:p text:style-name="P3"><text:span text:style-name="T2"><text:s/></text:span></text:p>
          </draw:text-box>
        </draw:frame>
        <draw:frame draw:style-name="gr44" draw:text-style-name="P4" draw:layer="layout" svg:width="17.122cm" svg:height="1.324cm" svg:x="2.773cm" svg:y="21.31cm">
          <draw:text-box>
            <text:p text:style-name="P3"><text:span text:style-name="T2">Rhaid i'r llogwr fod mewn iechyd da a bod ei olwg i fyny i'r safon sy'n ofynnol ar gyfer prawf gyrru </text:span></text:p>
            <text:p text:style-name="P3"><text:span text:style-name="T2">ffordd. Ni ddylent fod yn dioddef o unrhyw gyflyrau meddygol neu anabledd sy'n debygol o </text:span></text:p>
            <text:p text:style-name="P3"><text:span text:style-name="T2">effeithio'n andwyol ar ein rheolaeth arferol o'r beic.</text:span></text:p>
          </draw:text-box>
        </draw:frame>
        <draw:frame draw:style-name="gr3" draw:text-style-name="P4" draw:layer="layout" svg:width="0.388cm" svg:height="0.48cm" svg:x="1.503cm" svg:y="22.85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2.889cm">
          <draw:text-box>
            <text:p text:style-name="P3"><text:span text:style-name="T2"><text:s/></text:span></text:p>
          </draw:text-box>
        </draw:frame>
        <draw:frame draw:style-name="gr45" draw:text-style-name="P4" draw:layer="layout" svg:width="17.079cm" svg:height="1.324cm" svg:x="2.773cm" svg:y="22.889cm">
          <draw:text-box>
            <text:p text:style-name="P3"><text:span text:style-name="T2">Os bydd methiant mecanyddol, ac eithrio tyllau, lle nad yw'r llogwr yn gallu dychwelyd y beic i'r </text:span></text:p>
            <text:p text:style-name="P3"><text:span text:style-name="T2">bwthyn a fyddech cystal â diogelu'r beic a chysylltu â Beics Ogwen a fydd yn ymdrechu i achub y </text:span></text:p>
            <text:p text:style-name="P3"><text:span text:style-name="T2">beic(iau).</text:span></text:p>
          </draw:text-box>
        </draw:frame>
        <draw:frame draw:style-name="gr46" draw:text-style-name="P12" draw:layer="layout" svg:width="0.422cm" svg:height="0.522cm" svg:x="1.503cm" svg:y="24.425cm">
          <draw:text-box>
            <text:p text:style-name="P3"><text:span text:style-name="T8">•</text:span></text:p>
          </draw:text-box>
        </draw:frame>
        <draw:frame draw:style-name="gr47" draw:text-style-name="P12" draw:layer="layout" svg:width="0.422cm" svg:height="0.475cm" svg:x="1.698cm" svg:y="24.467cm">
          <draw:text-box>
            <text:p text:style-name="P3"><text:span text:style-name="T6"><text:s/></text:span></text:p>
          </draw:text-box>
        </draw:frame>
        <draw:frame draw:style-name="gr48" draw:text-style-name="P4" draw:layer="layout" svg:width="17.185cm" svg:height="1.765cm" svg:x="2.773cm" svg:y="24.498cm">
          <draw:text-box>
            <text:p text:style-name="P3"><text:span text:style-name="T2">Os bydd difrod neu fethiant mecanyddol, cysylltwch â'r Swyddog Beic cyn gynted ag y bo'n </text:span></text:p>
            <text:p text:style-name="P3"><text:span text:style-name="T2">ymarferol a fydd yn ymdrechu i unioni'r mater. Os na chaiff y mater ei ddatrys ac nad oes beic </text:span></text:p>
            <text:p text:style-name="P3"><text:span text:style-name="T2">newydd ar gael gallwch ddewis dychwelyd yr holl feiciau a derbyn lefel o ad-daliad wedi'i negodi </text:span></text:p>
            <text:p text:style-name="P3"><text:span text:style-name="T2">ar gyfer y dyddiau sy'n weddill o'r cyfnod llogi.</text:span></text:p>
          </draw:text-box>
        </draw:frame>
        <draw:frame draw:style-name="gr47" draw:text-style-name="P12" draw:layer="layout" svg:width="0.422cm" svg:height="0.475cm" svg:x="8.539cm" svg:y="25.809cm">
          <draw:text-box>
            <text:p text:style-name="P3"><text:span text:style-name="T9"><text:s/></text:span></text:p>
          </draw:text-box>
        </draw:frame>
        <draw:frame draw:style-name="gr47" draw:text-style-name="P12" draw:layer="layout" svg:width="0.422cm" svg:height="0.475cm" svg:x="1.503cm" svg:y="26.284cm">
          <draw:text-box>
            <text:p text:style-name="P3"><text:span text:style-name="T6"><text:s/></text:span></text:p>
          </draw:text-box>
        </draw:frame>
        <draw:frame draw:style-name="gr47" draw:text-style-name="P12" draw:layer="layout" svg:width="0.422cm" svg:height="0.475cm" svg:x="1.503cm" svg:y="26.77cm">
          <draw:text-box>
            <text:p text:style-name="P3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4T18:46:07.442000000</dc:date>
    <meta:editing-duration>PT38M8S</meta:editing-duration>
    <meta:editing-cycles>9</meta:editing-cycles>
    <meta:generator>LibreOffice/7.2.2.2$Windows_X86_64 LibreOffice_project/02b2acce88a210515b4a5bb2e46cbfb63fe97d56</meta:generator>
    <meta:document-statistic meta:object-count="125"/>
  </office:meta>
</office:document-meta>
</file>